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udent@T24:~$ cd ajjce</text:p>
      <text:p text:style-name="Standard">student@T24:~/ajjce$ cd mca</text:p>
      <text:p text:style-name="Standard">student@T24:~/ajjce/mca$ ls -a &gt; state.txt</text:p>
      <text:p text:style-name="Standard">student@T24:~/ajjce/mca$ cat state.txt</text:p>
      <text:p text:style-name="Standard">.</text:p>
      <text:p text:style-name="Standard">..</text:p>
      <text:p text:style-name="Standard">a1.txt</text:p>
      <text:p text:style-name="Standard">archieve.tar.gz</text:p>
      <text:p text:style-name="Standard">b.txt</text:p>
      <text:p text:style-name="Standard">cap.txt</text:p>
      <text:p text:style-name="Standard">grep.txt</text:p>
      <text:p text:style-name="Standard">list.txt</text:p>
      <text:p text:style-name="Standard">r.txt</text:p>
      <text:p text:style-name="Standard">sample2.txt</text:p>
      <text:p text:style-name="Standard">sample4.txt</text:p>
      <text:p text:style-name="Standard">state</text:p>
      <text:p text:style-name="Standard">state.txt</text:p>
      <text:p text:style-name="Standard">st.txt</text:p>
      <text:p text:style-name="Standard">terr</text:p>
      <text:p text:style-name="Standard">terr.txt</text:p>
      <text:p text:style-name="Standard">student@T24:~/ajjce/mca$ wc -l &lt; state.txt</text:p>
      <text:p text:style-name="Standard">16</text:p>
      <text:p text:style-name="Standard">student@T24:~/ajjce/mca$ ls</text:p>
      <text:p text:style-name="Standard">a1.txt <text:s text:c="10"/>b.txt <text:s text:c="3"/>grep.txt <text:s/>r.txt <text:s text:c="7"/>sample4.txt <text:s/>state.txt <text:s/>terr</text:p>
      <text:p text:style-name="Standard">archieve.tar.gz <text:s/>cap.txt <text:s/>list.txt <text:s/>sample2.txt <text:s/>state <text:s text:c="7"/>st.txt <text:s text:c="4"/>terr.txt</text:p>
      <text:p text:style-name="Standard">student@T24:~/ajjce/mca$ f111 2 &gt; error1</text:p>
      <text:p text:style-name="Standard">f111: command not found</text:p>
      <text:p text:style-name="Standard">student@T24:~/ajjce/mca$ cat error1</text:p>
      <text:p text:style-name="Standard">student@T24:~/ajjce/mca$ ls -x</text:p>
      <text:p text:style-name="Standard">a1.txt <text:s text:c="6"/>archieve.tar.gz <text:s/>b.txt <text:s text:c="5"/>cap.txt <text:s/>error1 <text:s/>grep.txt <text:s/>list.txt <text:s/>r.txt <text:s/>sample2.txt</text:p>
      <text:p text:style-name="Standard">sample4.txt <text:s/>state <text:s text:c="11"/>state.txt <text:s/>st.txt <text:s text:c="2"/>terr <text:s text:c="3"/>terr.txt</text:p>
      <text:p text:style-name="Standard">student@T24:~/ajjce/mca$ ls -p</text:p>
      <text:p text:style-name="Standard">a1.txt <text:s text:c="10"/>b.txt <text:s text:c="3"/>error1 <text:s text:c="3"/>list.txt <text:s/>sample2.txt <text:s/>state <text:s text:c="5"/>st.txt <text:s/>terr.txt</text:p>
      <text:p text:style-name="Standard">archieve.tar.gz <text:s/>cap.txt <text:s/>grep.txt <text:s/>r.txt <text:s text:c="4"/>sample4.txt <text:s/>state.txt <text:s/>terr</text:p>
      <text:p text:style-name="Standard">student@T24:~/ajjce/mca$ cat -l</text:p>
      <text:p text:style-name="Standard">cat: invalid option -- 'l'</text:p>
      <text:p text:style-name="Standard">Try 'cat --help' for more information.</text:p>
      <text:p text:style-name="Standard">student@T24:~/ajjce/mca$ cat -l 2 &gt; error2</text:p>
      <text:p text:style-name="Standard">cat: invalid option -- 'l'</text:p>
      <text:p text:style-name="Standard">Try 'cat --help' for more information.</text:p>
      <text:p text:style-name="Standard">student@T24:~/ajjce/mca$ cat error2</text:p>
      <text:p text:style-name="Standard">student@T24:~/ajjce/mca$ f1111 2&gt;error3</text:p>
      <text:p text:style-name="Standard">student@T24:~/ajjce/mca$ cat error3</text:p>
      <text:p text:style-name="Standard">f1111: command not found</text:p>
      <text:p text:style-name="Standard">student@T24:~/ajjce/mca$ cd ~</text:p>
      <text:p text:style-name="Standard">student@T24:~$ ls =l | more</text:p>
      <text:p text:style-name="Standard">ls: cannot access '=l': No such file or directory</text:p>
      <text:p text:style-name="Standard">student@T24:~$ ls -l | more</text:p>
      <text:p text:style-name="Standard">total 556</text:p>
      <text:p text:style-name="Standard">-rw-r--r-- 1 student student <text:s text:c="5"/>5 Feb 19 15:42 afile</text:p>
      <text:p text:style-name="Standard">-rw-r--r-- 1 student student <text:s text:c="5"/>0 Feb 26 14:27 ajce</text:p>
      <text:p text:style-name="Standard">drwxr-xr-x 5 student student <text:s text:c="2"/>4096 Mar 11 12:03 ajjce</text:p>
      <text:p text:style-name="Standard">drwxr-xr-x 2 student student <text:s text:c="2"/>4096 Mar <text:s/>1 14:55 apple</text:p>
      <text:p text:style-name="Standard">drwxr-xr-x 2 student student <text:s text:c="2"/>4096 Feb 19 14:51 appu</text:p>
      <text:p text:style-name="Standard">-rw-r--r-- 1 student student <text:s text:c="4"/>48 Mar <text:s/>1 14:58 banana</text:p>
      <text:p text:style-name="Standard">-rw-r--r-- 1 student student <text:s text:c="4"/>65 Feb 19 14:41 check</text:p>
      <text:p text:style-name="Standard">drwxr-xr-x 5 student student <text:s text:c="2"/>4096 Mar 14 14:18 Desktop</text:p>
      <text:p text:style-name="Standard"><text:soft-page-break/>drwxr-xr-x 3 student student <text:s text:c="2"/>4096 Feb 15 14:17 Documents</text:p>
      <text:p text:style-name="Standard">drwxr-xr-x 3 student student <text:s text:c="2"/>4096 Mar 13 16:25 Downloads</text:p>
      <text:p text:style-name="Standard">drwxr-xr-x 2 student student <text:s text:c="2"/>4096 Feb 19 14:36 file2</text:p>
      <text:p text:style-name="Standard">-rw-r--r-- 1 student student <text:s text:c="4"/>39 Feb 19 14:26 fileone</text:p>
      <text:p text:style-name="Standard">-rw-r--r-- 1 student student <text:s text:c="4"/>59 Feb 19 14:34 filetwo</text:p>
      <text:p text:style-name="Standard">-rw-rw-r-- 1 student student 353007 Mar 13 16:09 Firefox_wallpaper.png</text:p>
      <text:p text:style-name="Standard">-rw-r--r-- 1 student student <text:s text:c="4"/>10 Feb 19 14:37 first</text:p>
      <text:p text:style-name="Standard">-rwxr-xr-x 1 student student <text:s text:c="3"/>196 Mar 12 15:43 for-armstrong.sh</text:p>
      <text:p text:style-name="Standard">-rwxr-xr-x 1 student student <text:s text:c="3"/>185 Mar 12 15:45 for-count.sh</text:p>
      <text:p text:style-name="Standard">-rwxr-xr-x 1 student student <text:s text:c="3"/>208 Mar 12 15:41 for-palindrom.sh</text:p>
      <text:p text:style-name="Standard">-rwxr-xr-x 1 student student <text:s text:c="3"/>183 Mar 12 15:19 for-prim.sh</text:p>
      <text:p text:style-name="Standard">-rwxr-xr-x 1 student student <text:s text:c="3"/>376 Mar 12 15:46 for-printword.sh</text:p>
      <text:p text:style-name="Standard">-rwxr-xr-x 1 student student <text:s text:c="3"/>137 Mar 12 15:40 for-reverse.sh</text:p>
      <text:p text:style-name="Standard">-rw-r--r-- 1 student student <text:s text:c="4"/>67 Feb 26 14:29 grep</text:p>
      <text:p text:style-name="Standard">-rw-r--r-- 1 student student <text:s text:c="4"/>97 Feb 26 14:31 grep11</text:p>
      <text:p text:style-name="Standard">drwxr-xr-x 2 student student <text:s text:c="2"/>4096 Mar <text:s/>8 14:43 haritha</text:p>
      <text:p text:style-name="Standard">drwxr-xr-x 2 student student <text:s text:c="2"/>4096 Mar <text:s/>5 16:12 haritha2</text:p>
      <text:p text:style-name="Standard">drwxr-xr-x 2 student student <text:s text:c="2"/>4096 Feb 19 15:41 headtail</text:p>
      <text:p text:style-name="Standard">drwxr-xr-x 3 student student <text:s text:c="2"/>4096 Feb 19 15:01 jetty</text:p>
      <text:p text:style-name="Standard">drwxr-xr-x 2 student student <text:s text:c="2"/>4096 Feb 15 14:48 luttapi</text:p>
      <text:p text:style-name="Standard">-rw-r--r-- 1 student student <text:s text:c="5"/>0 Feb 15 14:46 luttappi</text:p>
      <text:p text:style-name="Standard">-rw-r--r-- 1 student student <text:s text:c="4"/>24 Mar <text:s/>1 14:57 mango</text:p>
      <text:p text:style-name="Standard">-rw-r--r-- 1 student student <text:s text:c="5"/>0 Feb 15 15:23 mayavi</text:p>
      <text:p text:style-name="Standard">drwxr-xr-x 2 student student <text:s text:c="2"/>4096 Feb <text:s/>8 09:29 Music</text:p>
      <text:p text:style-name="Standard">drwxr-xr-x 2 student student <text:s text:c="2"/>4096 Feb 19 14:26 newdata</text:p>
      <text:p text:style-name="Standard">drwxr-xr-x 2 student student <text:s text:c="2"/>4096 Feb 15 14:26 newdirectory</text:p>
      <text:p text:style-name="Standard">-rw-r--r-- 1 student student <text:s text:c="4"/>24 Feb 26 14:17 newfile</text:p>
      <text:p text:style-name="Standard">drwxr-xr-x 2 student student <text:s text:c="2"/>4096 Feb 26 14:16 newpage</text:p>
      <text:p text:style-name="Standard">-rw-r--r-- 1 student student <text:s text:c="4"/>24 Mar <text:s/>1 14:56 orange</text:p>
      <text:p text:style-name="Standard">drwxr-xr-x 3 student student <text:s text:c="2"/>4096 Feb 28 09:40 Pictures</text:p>
      <text:p text:style-name="Standard">drwxr-xr-x 4 student student <text:s text:c="2"/>4096 Feb 15 14:28 popo</text:p>
      <text:p text:style-name="Standard">drwxr-xr-x 2 student student <text:s text:c="2"/>4096 Feb <text:s/>8 09:29 Public</text:p>
      <text:p text:style-name="Standard">-rw-r--r-- 1 student student <text:s text:c="2"/>4490 Mar <text:s/>2 15:39 redirct&amp;pipeing</text:p>
      <text:p text:style-name="Standard">drwxr-xr-x 2 student student <text:s text:c="2"/>4096 Feb 19 15:47 samp</text:p>
      <text:p text:style-name="Standard">drwxr-xr-x 3 student student <text:s text:c="2"/>4096 Feb 12 16:07 sample</text:p>
      <text:p text:style-name="Standard">-rw-r--r-- 1 student student <text:s text:c="2"/>1339 Feb 19 15:45 sample1</text:p>
      <text:p text:style-name="Standard">-rw-r--r-- 1 student student <text:s text:c="4"/>22 Feb 19 15:48 samz</text:p>
      <text:p text:style-name="Standard">-rw-r--r-- 1 student student <text:s text:c="4"/>11 Feb 19 14:37 second</text:p>
      <text:p text:style-name="Standard">drwxr-xr-x 2 student student <text:s text:c="2"/>4096 Mar 12 14:10 shellscript</text:p>
      <text:p text:style-name="Standard">drwxr-xr-x 5 student student <text:s text:c="2"/>4096 Feb 28 09:44 snap</text:p>
      <text:p text:style-name="Standard">drwxr-xr-x 2 student student <text:s text:c="2"/>4096 Feb <text:s/>8 09:29 Templates</text:p>
      <text:p text:style-name="Standard">-rw-r--r-- 1 student student <text:s text:c="4"/>10 Feb 19 14:38 third</text:p>
      <text:p text:style-name="Standard">drwxr-xr-x 2 student student <text:s text:c="2"/>4096 Feb <text:s/>8 09:29 Videos</text:p>
      <text:p text:style-name="Standard">-rwxr-xr-x 1 student student <text:s text:c="3"/>213 Mar <text:s/>8 14:50 while-fibonacci.sh</text:p>
      <text:p text:style-name="Standard">-rwxr-xr-x 1 student student <text:s text:c="3"/>169 Mar <text:s/>8 16:06 while-oddeven.sh</text:p>
      <text:p text:style-name="Standard">-rwxr-xr-x 1 student student <text:s text:c="3"/>224 Mar <text:s/>8 14:34 while-prim.sh</text:p>
      <text:p text:style-name="Standard">-rwxr-xr-x 1 student student <text:s text:c="4"/>64 Mar <text:s/>8 14:28 while.sh</text:p>
      <text:p text:style-name="Standard">student@T24:~$ </text:p>
      <text:p text:style-name="Standard">student@T24:~$ </text:p>
      <text:p text:style-name="Standard">student@T24:~$ </text:p>
      <text:p text:style-name="Standard">student@T24:~$ </text:p>
      <text:p text:style-name="Standard">student@T24:~$ </text:p>
      <text:p text:style-name="Standard">student@T24:~$ </text:p>
      <text:p text:style-name="Standard">student@T24:~$ </text:p>
      <text:p text:style-name="Standard">student@T24:~$ </text:p>
      <text:p text:style-name="Standard">student@T24:~$ </text:p>
      <text:p text:style-name="Standard">student@T24:~$ </text:p>
      <text:p text:style-name="Standard"><text:soft-page-break/>student@T24:~$ </text:p>
      <text:p text:style-name="Standard">student@T24:~$ </text:p>
      <text:p text:style-name="Standard">student@T24:~$ </text:p>
      <text:p text:style-name="Standard">student@T24:~$ ls -l terr.txt</text:p>
      <text:p text:style-name="Standard">ls: cannot access 'terr.txt': No such file or directory</text:p>
      <text:p text:style-name="Standard">student@T24:~$ cd ajjce</text:p>
      <text:p text:style-name="Standard">student@T24:~/ajjce$ cd mca</text:p>
      <text:p text:style-name="Standard">student@T24:~/ajjce/mca$ ls -l terr.txt</text:p>
      <text:p text:style-name="Standard">-rw-r--r-- 1 student student 502 Mar <text:s/>7 15:25 terr.txt</text:p>
      <text:p text:style-name="Standard">student@T24:~/ajjce/mca$ chmod 700 terr.txt</text:p>
      <text:p text:style-name="Standard">student@T24:~/ajjce/mca$ cat terr.txt</text:p>
      <text:p text:style-name="Standard">Terrorism in Sudan In the past, Sudan had been designated as a State Sponsor of Terrorism regarding support for international terrorist groups. However, Sudan has changed its approach ever since the 9/11 attacks has been aiding the United States in diminishing the pervasiveness of terrorist groups in Sudan, and in the world. Recently, Sudan has remained cooperative with the United States in its war on counter terrorism. Sudan has taken many preventive measures to keep these terrorist groups out</text:p>
      <text:p text:style-name="Standard"/>
      <text:p text:style-name="Standard"/>
      <text:p text:style-name="Standard">student@T24:~/ajjce/mca$ chmod 000 terr.txt</text:p>
      <text:p text:style-name="Standard">student@T24:~/ajjce/mca$ cat terr.txt</text:p>
      <text:p text:style-name="Standard">cat: terr.txt: Permission denied</text:p>
      <text:p text:style-name="Standard">student@T24:~/ajjce/mca$ chmod 700 terr.txt</text:p>
      <text:p text:style-name="Standard">student@T24:~/ajjce/mca$ cat terr.txt</text:p>
      <text:p text:style-name="Standard">Terrorism in Sudan In the past, Sudan had been designated as a State Sponsor of Terrorism regarding support for international terrorist groups. However, Sudan has changed its approach ever since the 9/11 attacks has been aiding the United States in diminishing the pervasiveness of terrorist groups in Sudan, and in the world. Recently, Sudan has remained cooperative with the United States in its war on counter terrorism. Sudan has taken many preventive measures to keep these terrorist groups out</text:p>
      <text:p text:style-name="Standard"/>
      <text:p text:style-name="Standard"/>
      <text:p text:style-name="Standard">student@T24:~/ajjce/mca$ chmod u=x terr.txt</text:p>
      <text:p text:style-name="Standard">student@T24:~/ajjce/mca$ cat terr.txt</text:p>
      <text:p text:style-name="Standard">cat: terr.txt: Permission denied</text:p>
      <text:p text:style-name="Standard">student@T24:~/ajjce/mca$ chmod u=r terr.txt</text:p>
      <text:p text:style-name="Standard">student@T24:~/ajjce/mca$ cat terr.txt</text:p>
      <text:p text:style-name="Standard">Terrorism in Sudan In the past, Sudan had been designated as a State Sponsor of Terrorism regarding support for international terrorist groups. However, Sudan has changed its approach ever since the 9/11 attacks has been aiding the United States in diminishing the pervasiveness of terrorist groups in Sudan, and in the world. Recently, Sudan has remained cooperative with the United States in its war on counter terrorism. Sudan has taken many preventive measures to keep these terrorist groups out</text:p>
      <text:p text:style-name="Standard"/>
      <text:p text:style-name="Standard"/>
      <text:p text:style-name="Standard">student@T24:~/ajjce/mca$ chmod u=w terr.txt</text:p>
      <text:p text:style-name="Standard">student@T24:~/ajjce/mca$ cat terr.txt</text:p>
      <text:p text:style-name="Standard">cat: terr.txt: Permission denied</text:p>
      <text:p text:style-name="Standard">student@T24:~/ajjce/mca$ chmod u=rwx,g=r,o=r terr.txt</text:p>
      <text:p text:style-name="Standard">student@T24:~/ajjce/mca$ cat terr.txt</text:p>
      <text:p text:style-name="Standard">Terrorism in Sudan In the past, Sudan had been designated as a State Sponsor of Terrorism regarding support for international terrorist groups. However, Sudan has changed its approach ever since the 9/11 attacks has been aiding the United States in diminishing the pervasiveness of terrorist groups in Sudan, and in the world. Recently, Sudan has remained cooperative with the United States in its war on counter terrorism. Sudan has taken many preventive measures to keep these terrorist groups out</text:p>
      <text:p text:style-name="Standard"/>
      <text:p text:style-name="Standard"><text:soft-page-break/></text:p>
      <text:p text:style-name="Standard">student@T24:~/ajjce/mca$ chmod g+w,o+x terr.txt</text:p>
      <text:p text:style-name="Standard">student@T24:~/ajjce/mca$ cat terr.txt</text:p>
      <text:p text:style-name="Standard">Terrorism in Sudan In the past, Sudan had been designated as a State Sponsor of Terrorism regarding support for international terrorist groups. However, Sudan has changed its approach ever since the 9/11 attacks has been aiding the United States in diminishing the pervasiveness of terrorist groups in Sudan, and in the world. Recently, Sudan has remained cooperative with the United States in its war on counter terrorism. Sudan has taken many preventive measures to keep these terrorist groups out</text:p>
      <text:p text:style-name="Standard"/>
      <text:p text:style-name="Standard"/>
      <text:p text:style-name="Standard">student@T24:~/ajjce/mca$ chmod u=r,g=r,o=r terr.txt</text:p>
      <text:p text:style-name="Standard">student@T24:~/ajjce/mca$ cat terr.txt</text:p>
      <text:p text:style-name="Standard">Terrorism in Sudan In the past, Sudan had been designated as a State Sponsor of Terrorism regarding support for international terrorist groups. However, Sudan has changed its approach ever since the 9/11 attacks has been aiding the United States in diminishing the pervasiveness of terrorist groups in Sudan, and in the world. Recently, Sudan has remained cooperative with the United States in its war on counter terrorism. Sudan has taken many preventive measures to keep these terrorist groups out</text:p>
      <text:p text:style-name="Standard"/>
      <text:p text:style-name="Standard"/>
      <text:p text:style-name="Standard">student@T24:~/ajjce/mc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01:34.441843621</meta:creation-date>
    <dc:date>2019-03-14T16:02:04.095583559</dc:date>
    <meta:editing-duration>PT32S</meta:editing-duration>
    <meta:editing-cycles>1</meta:editing-cycles>
    <meta:document-statistic meta:table-count="0" meta:image-count="0" meta:object-count="0" meta:page-count="4" meta:paragraph-count="151" meta:word-count="1280" meta:character-count="8846" meta:non-whitespace-character-count="7446"/>
    <meta:generator>LibreOffice/6.0.3.2$Linux_X86_64 LibreOffice_project/00m0$Build-2</meta:generator>
  </office:meta>
</office:document-meta>
</file>